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OT863180fb+fb" svg:font-family="AdvOT863180fb+fb"/>
    <style:font-face style:name="AdvP4C4E74" svg:font-family="AdvP4C4E74"/>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F" svg:font-family="" style:font-family-generic="roman"/>
    <style:font-face style:name="AdvOT863180fb" svg:font-family="AdvOT863180fb" style:font-family-generic="roman"/>
    <style:font-face style:name="AdvOTb92eb7df.I" svg:font-family="AdvOTb92eb7df.I" style:font-family-generic="roman"/>
    <style:font-face style:name="AdvTT5843c571" svg:font-family="AdvTT5843c571"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71mm"/>
    </style:style>
    <style:style style:name="co2" style:family="table-column">
      <style:table-column-properties fo:break-before="auto" style:column-width="43.29mm"/>
    </style:style>
    <style:style style:name="co3" style:family="table-column">
      <style:table-column-properties fo:break-before="auto" style:column-width="50.64mm"/>
    </style:style>
    <style:style style:name="co4" style:family="table-column">
      <style:table-column-properties fo:break-before="auto" style:column-width="89.04mm"/>
    </style:style>
    <style:style style:name="co5"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1.57mm" fo:break-before="auto" style:use-optimal-row-height="false"/>
    </style:style>
    <style:style style:name="ro5" style:family="table-row">
      <style:table-row-properties style:row-height="22.9mm" fo:break-before="auto" style:use-optimal-row-height="false"/>
    </style:style>
    <style:style style:name="ro6" style:family="table-row">
      <style:table-row-properties style:row-height="48.44mm" fo:break-before="auto" style:use-optimal-row-height="false"/>
    </style:style>
    <style:style style:name="ro7" style:family="table-row">
      <style:table-row-properties style:row-height="39.48mm" fo:break-before="auto" style:use-optimal-row-height="false"/>
    </style:style>
    <style:style style:name="ro8" style:family="table-row">
      <style:table-row-properties style:row-height="57.11mm" fo:break-before="auto" style:use-optimal-row-height="false"/>
    </style:style>
    <style:style style:name="ro9" style:family="table-row">
      <style:table-row-properties style:row-height="71.6mm" fo:break-before="auto" style:use-optimal-row-height="true"/>
    </style:style>
    <style:style style:name="ro10" style:family="table-row">
      <style:table-row-properties style:row-height="111.09mm" fo:break-before="auto" style:use-optimal-row-height="true"/>
    </style:style>
    <style:style style:name="ro11" style:family="table-row">
      <style:table-row-properties style:row-height="233.5mm" fo:break-before="auto" style:use-optimal-row-height="true"/>
    </style:style>
    <style:style style:name="ro12"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properties fo:font-weight="bold" style:font-weight-asian="bold" style:font-weight-complex="bold"/>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ce25"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TimesNewRomanPSMT" fo:font-size="12pt" fo:language="none" fo:country="none" fo:font-style="normal" fo:text-shadow="none" style:text-underline-style="none" fo:font-weight="normal" style:text-underline-mode="continuous" style:text-overline-mode="continuous" style:text-line-through-mode="continuous" style:font-name-asian="TimesNewRomanPSMT" style:font-size-asian="12pt" style:language-asian="none" style:country-asian="none" style:font-style-asian="normal" style:font-weight-asian="normal" style:font-name-complex="TimesNewRomanPSMT" style:font-size-complex="12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AdvOT863180fb" fo:font-size="8pt" fo:language="none" fo:country="none" fo:font-style="normal" fo:text-shadow="none" style:text-underline-style="none" fo:font-weight="normal" style:text-underline-mode="continuous" style:text-overline-mode="continuous" style:text-line-through-mode="continuous" style:font-size-asian="8pt" style:language-asian="none" style:country-asian="none" style:font-style-asian="normal" style:font-weight-asian="normal" style:font-size-complex="8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ext-properties fo:language="none" fo:country="none" style:language-asian="none" style:country-asian="none" style:language-complex="none" style:country-complex="none"/>
    </style:style>
    <style:style style:name="ce28" style:family="table-cell" style:parent-style-name="Default">
      <style:text-properties style:font-name="AdvOT863180fb" fo:font-size="8pt" style:font-name-asian="AdvOT863180fb" style:font-size-asian="8pt" style:font-name-complex="AdvOT863180fb" style:font-size-complex="8pt"/>
    </style:style>
    <style:style style:name="T1" style:family="text">
      <style:text-properties style:font-name-asian="NimbusRomNo9L-Regu" style:font-name-complex="NimbusRomNo9L-Regu" style:font-size-asian="12pt" style:font-size-complex="12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tyle="normal" style:font-name-asian="NimbusRomNo9L-ReguItal" style:font-name-complex="NimbusRomNo9L-ReguItal" style:font-style-asian="normal" style:font-style-complex="normal"/>
    </style:style>
    <style:style style:name="T4" style:family="text">
      <style:text-properties style:font-name="NimbusRomNo9L-Regu" fo:font-size="10pt" style:font-name-asian="NimbusRomNo9L-Regu" style:font-name-complex="NimbusRomNo9L-Regu" style:font-size-asian="10pt" style:font-size-complex="10pt"/>
    </style:style>
    <style:style style:name="T5" style:family="text">
      <style:text-properties style:font-name="NimbusRomNo9L-Regu" style:font-name-asian="NimbusRomNo9L-Regu" style:font-name-complex="NimbusRomNo9L-Regu"/>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8pt" style:font-name-asian="TimesNewRomanPSMT" style:font-name-complex="TimesNewRomanPSMT" style:font-size-asian="18pt" style:font-size-complex="18pt"/>
    </style:style>
    <style:style style:name="T9"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TimesNewRomanPSMT" fo:font-size="12pt" style:font-name-asian="TimesNewRomanPSMT" style:font-name-complex="TimesNewRomanPSMT"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Liberation Sans" fo:font-size="10pt" style:font-name-asian="Microsoft YaHei" style:font-name-complex="Mangal" style:font-size-asian="10pt" style:font-size-complex="10pt"/>
    </style:style>
    <style:style style:name="T12" style:family="text">
      <style:text-properties style:font-name="TimesNewRomanPSMT" fo:font-size="12pt" style:font-name-asian="TimesNewRomanPSMT" style:font-name-complex="TimesNewRomanPSMT" style:font-size-asian="12pt" style:font-size-complex="12pt"/>
    </style:style>
    <style:style style:name="T13" style:family="text">
      <style:text-properties fo:font-size="10pt" style:font-size-asian="10pt" style:font-size-complex="10pt" style:font-name=""/>
    </style:style>
    <style:style style:name="T14" style:family="text">
      <style:text-properties fo:font-size="10pt" style:font-size-asian="10pt" style:font-size-complex="10pt" style:font-name="AdvOTb92eb7df.I" style:font-name-asian="AdvOTb92eb7df.I" style:font-name-complex="AdvOTb92eb7df.I"/>
    </style:style>
    <style:style style:name="T15" style:family="text">
      <style:text-properties fo:color="#000000" style:font-name="AdvOT863180fb" fo:font-size="8pt" style:font-name-asian="AdvOT863180fb" style:font-name-complex="AdvOT863180fb" style:font-size-asian="8pt" style:font-size-complex="8pt"/>
    </style:style>
    <style:style style:name="T16" style:family="text">
      <style:text-properties style:font-name="AdvOT863180fb" fo:font-size="6.5pt" style:font-name-asian="AdvOT863180fb" style:font-name-complex="AdvOT863180fb" style:font-size-asian="6.5pt" style:font-size-complex="6.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ome do artigo</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6">Towards Sustainable Curation and Preservation:The SEAD Project’s Data Services Approach</text:span></text:p>
          </table:table-cell>
          <table:table-cell table:style-name="ce25" office:value-type="string" calcext:value-type="string">
            <text:p><text:span text:style-name="T8">Encouraging and Facilitating Laboratory Scientists to</text:span></text:p>
            <text:p><text:span text:style-name="T8">Curate at Source</text:span></text:p>
          </table:table-cell>
          <table:table-cell table:style-name="ce26" office:value-type="string" calcext:value-type="string">
            <text:p>KIK, Snapchat,</text:p>
          </table:table-cell>
          <table:table-cell office:value-type="string" calcext:value-type="string">
            <text:p><text:s/></text:p>
          </table:table-cell>
        </table:table-row>
        <table:table-row table:style-name="ro2">
          <table:table-cell table:style-name="ce1" office:value-type="string" calcext:value-type="string">
            <text:p>Autores</text:p>
          </table:table-cell>
          <table:table-cell table:style-name="ce11" office:value-type="string" calcext:value-type="string">
            <text:p><text:span text:style-name="T1">Elena Voyloshnikova, </text:span></text:p>
            <text:p><text:span text:style-name="T1">Margaret-Anne Storey</text:span></text:p>
          </table:table-cell>
          <table:table-cell table:style-name="ce17" office:value-type="string" calcext:value-type="string">
            <text:p>James Myers</text:p>
          </table:table-cell>
          <table:table-cell table:style-name="ce24" office:value-type="string" calcext:value-type="string">
            <text:p>Cerys Willoughby, Jeremy G. Frey</text:p>
          </table:table-cell>
          <table:table-cell table:style-name="ce26" office:value-type="string" calcext:value-type="string">
            <text:p>Tango, WhatsApp, and Facebook</text:p>
          </table:table-cell>
          <table:table-cell office:value-type="string" calcext:value-type="string">
            <text:p><text:s/></text:p>
          </table:table-cell>
        </table:table-row>
        <table:table-row table:style-name="ro3">
          <table:table-cell table:style-name="ce1" office:value-type="string" calcext:value-type="string">
            <text:p>Ano</text:p>
          </table:table-cell>
          <table:table-cell table:style-name="ce12" office:value-type="float" office:value="2014" calcext:value-type="float">
            <text:p>2014</text:p>
          </table:table-cell>
          <table:table-cell office:value-type="float" office:value="2015" calcext:value-type="float">
            <text:p>2015</text:p>
          </table:table-cell>
          <table:table-cell table:style-name="ce19" office:value-type="float" office:value="2017" calcext:value-type="float">
            <text:p>2017</text:p>
          </table:table-cell>
          <table:table-cell office:value-type="float" office:value="2018" calcext:value-type="float">
            <text:p>2018</text:p>
          </table:table-cell>
          <table:table-cell/>
        </table:table-row>
        <table:table-row table:style-name="ro3">
          <table:table-cell table:style-name="ce1" office:value-type="string" calcext:value-type="string">
            <text:p>Repositório</text:p>
          </table:table-cell>
          <table:table-cell table:style-name="ce12" office:value-type="string" calcext:value-type="string">
            <text:p>ACM</text:p>
          </table:table-cell>
          <table:table-cell table:style-name="ce12" office:value-type="string" calcext:value-type="string">
            <text:p>IEEE</text:p>
          </table:table-cell>
          <table:table-cell table:style-name="ce19" office:value-type="string" calcext:value-type="string">
            <text:p>IJDC</text:p>
          </table:table-cell>
          <table:table-cell office:value-type="string" calcext:value-type="string">
            <text:p>Science Direct</text:p>
          </table:table-cell>
          <table:table-cell/>
        </table:table-row>
        <table:table-row table:style-name="ro3">
          <table:table-cell table:style-name="ce1"/>
          <table:table-cell table:style-name="ce12" table:number-columns-repeated="2"/>
          <table:table-cell table:style-name="ce19"/>
          <table:table-cell table:number-columns-repeated="2"/>
        </table:table-row>
        <table:table-row table:style-name="ro4">
          <table:table-cell table:style-name="ce1" office:value-type="string" calcext:value-type="string">
            <text:p>Quais sistemas foram citado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table:style-name="ce12" office:value-type="string" calcext:value-type="string">
            <text:p><text:span text:style-name="T7"> Sustainable Environment Actionable Data (SEAD), Project Space, (aplicação web), Medici (content management web application), </text:span>GeoServer (servidor de dados geoespaciais), Drop Box, Brown Dog (conversão de arquivos), Data One (catalogação de dados) , Fedora (preservação de dados)</text:p>
          </table:table-cell>
          <table:table-cell table:style-name="ce19" office:value-type="string" calcext:value-type="string">
            <text:p><text:span text:style-name="T9">  </text:span><text:span text:style-name="T10">LabTrove ELN (sistema do tipo </text:span><text:span text:style-name="T11">Electronic Laboratory Notebooks)</text:span><text:span text:style-name="T12">, Facebook, LinkedIn, Flickr, blogs (Nasa, relecionados a química), myExperiment (website), ChemSpider (base de dados), Notelus (ELN baseado em iPad), “Plan Buddy for Notelus” (app iPad)</text:span></text:p>
          </table:table-cell>
          <table:table-cell table:style-name="ce27" office:value-type="string" calcext:value-type="string">
            <text:p><text:span text:style-name="T13">AGP (sistema investigado no artigo), CuFAs (repositório), Encase, FTK (ferramentas em uso, apresentam limitações), SCADA (sistema fora do escopo do trabalho), CybOX, STIX, DFAX, UCO(ontologias de alto-nível) , F</text:span><text:span text:style-name="T14">orensicArtifacts.com (repositório de artefatos,  do tipo Community-sourced), Artifact Exchange, AXIOM (API), XIRAF (ferramenta automatizada), Windows, Ubuntu, Android (sistemas sobre os quais são usados o AGP), DJI Go, Pokemon Go, McDonald's app, KIK, Snapchat, Tango, WhatsApp, Facebook (aplicações compatíveis), DROP, Echo Dot 1.0,KeepSafe, Keeper, AppLock, PhotoLocker (ferramentas desenvovlidas no contexto de AGP), Alexa Cloud</text:span></text:p>
          </table:table-cell>
          <table:table-cell/>
        </table:table-row>
        <table:table-row table:style-name="ro5">
          <table:table-cell table:style-name="ce1" office:value-type="string" calcext:value-type="string">
            <text:p>Esses sistemas foram usados para curadoria?</text:p>
          </table:table-cell>
          <table:table-cell table:style-name="ce12" office:value-type="string" calcext:value-type="string">
            <text:p><text:span text:style-name="T2">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table:style-name="ce12" office:value-type="string" calcext:value-type="string">
            <text:p><text:s/>Sim, o sistema SEAD se encontra em uso por várias instituições, nos últimos 4 anos. <text:s/></text:p>
          </table:table-cell>
          <table:table-cell table:style-name="ce19" office:value-type="string" calcext:value-type="string">
            <text:p>Sim, o LabTrove ELN é descrito ao longo do artigo, quanto à sua aplicabilidade para a curadoria de dados, como tem sido feita até então. </text:p>
          </table:table-cell>
          <table:table-cell office:value-type="string" calcext:value-type="string">
            <text:p>Sim</text:p>
          </table:table-cell>
          <table:table-cell/>
        </table:table-row>
        <table:table-row table:style-name="ro6">
          <table:table-cell table:style-name="ce1" office:value-type="string" calcext:value-type="string">
            <text:p>Como?</text:p>
          </table:table-cell>
          <table:table-cell table:style-name="ce12"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 Para isso faz uso de diversas tecnologias relacionadas aos metadados, por meio de funcionalidades que automatizam o processo de descrição e adição de metadados aos dados, à medida em que estes são criados pelos usuários, potencializando sua organização e compartilhamento para uso integrado.</text:p>
          </table:table-cell>
          <table:table-cell table:style-name="ce19" office:value-type="string" calcext:value-type="string">
            <text:p>O sistema já vem sendo usado para curadoria por algumas comunidades de desenvolvedores, o artigo não faz uma aplicação específica de caso de uso, mas pesquisa junto a esses usuários, por diferentes métodos de análise, ao longo de etapas, como tem sido o uso da ferramenta.</text:p>
          </table:table-cell>
          <table:table-cell office:value-type="string" calcext:value-type="string">
            <text:p>o CuFAs é usado para curadoria digital de dados forenses através do AGP, projeto investigado nesse artigo. Embora o artigo não faça uma análise experimental de curadoria, está empenhado em difundir a importância da mesma, no meio forense, visando a integação do projeto em questão, AGP, a outros projetos de mesma natureza, através de cursos, pesquisas e colaborações com a comunidade acadêmica <text:s/>(da área de Digital Forensics)</text:p>
          </table:table-cell>
          <table:table-cell/>
        </table:table-row>
        <table:table-row table:style-name="ro7">
          <table:table-cell table:style-name="ce1" office:value-type="string" calcext:value-type="string">
            <text:p>Quais as perguntas os autores tentaram responder?</text:p>
          </table:table-cell>
          <table:table-cell table:style-name="ce14" office:value-type="string" calcext:value-type="string">
            <text:p><text:span text:style-name="T3">RQ1: How do existing Web applications support</text:span></text:p>
            <text:p><text:span text:style-name="T3">information discovery?</text:span></text:p>
            <text:p><text:span text:style-name="T3">RQ2: How do existing information discovery</text:span></text:p>
            <text:p><text:span text:style-name="T3">applications support information curation?</text:span></text:p>
          </table:table-cell>
          <table:table-cell table:style-name="ce12"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cell table:style-name="ce19" office:value-type="string" calcext:value-type="string">
            <text:p>Como a comunidade de usuários do Labtrove ELN faz uso das ferramentas para a curadoria dos dados “na fonte” (at source). Como a comunidade se comporta com relação a essa metodologia de curadoria, (para fins de melhoria das ferramentas).</text:p>
          </table:table-cell>
          <table:table-cell office:value-type="string" calcext:value-type="string">
            <text:p>Os autores tentaram por meio da pesquisa entender, por meio do desenvolvimento do sistema AGP, o que são os artefatos digitais forenses, e como construir uma abordagem sistemática de curadoria dos mesmos.</text:p>
          </table:table-cell>
          <table:table-cell/>
        </table:table-row>
        <table:table-row table:style-name="ro8">
          <table:table-cell table:style-name="ce1" office:value-type="string" calcext:value-type="string">
            <text:p>Foi feito algum experimento?</text:p>
          </table:table-cell>
          <table:table-cell table:style-name="ce12" office:value-type="string" calcext:value-type="string">
            <text:p><text:s/>Sim, a análise via framework conceitual.</text:p>
          </table:table-cell>
          <table:table-cell table:style-name="ce12"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cell table:style-name="ce19" office:value-type="string" calcext:value-type="string">
            <text:p>Sim.</text:p>
          </table:table-cell>
          <table:table-cell office:value-type="string" calcext:value-type="string">
            <text:p>O artigo relata casos de desenvolvimento de determinadas ferramentas no contexto do sistema AGP, como a compatibilidade para sistema de dados via drones. Não foi feita uma aplicação prática do sistema, específica para o artigo, mas o mesmo faz coleta de dados qualitativos e quantitativos do sistema, a partir dos dados dos usuários atuais.</text:p>
          </table:table-cell>
          <table:table-cell/>
        </table:table-row>
        <table:table-row table:style-name="ro9">
          <table:table-cell table:style-name="ce1" office:value-type="string" calcext:value-type="string">
            <text:p>Quais características do estudo (nº de participantes, características, ambiente, etc)</text:p>
          </table:table-cell>
          <table:table-cell table:style-name="ce12" office:value-type="string" calcext:value-type="string">
            <text:p><text:s/>Análise feita através da avaliação de 20 diferentes aplicações</text:p>
          </table:table-cell>
          <table:table-cell table:style-name="ce12" office:value-type="string" calcext:value-type="string">
            <text:p><text:s/>Não se aplica</text:p>
          </table:table-cell>
          <table:table-cell table:style-name="ce19" office:value-type="string" calcext:value-type="string">
            <text:p>Foram feitos estudos com usuários. Estudos em forma de entrevista semi-estruturada com a comunidade de usuários do sistema (Labtrove ELN), que se seguiram a discussões. Sessões de testes de usuário, com discussões. Survey acerca do uso de metadados, em 100 projetos do Labtrove, seguida de outras surveys em sistemas diferentes, para efeito comparativo. Utilização de questionários.</text:p>
          </table:table-cell>
          <table:table-cell office:value-type="string" calcext:value-type="string">
            <text:p>Coleta e análise quantitativa e qualitativa dos dados gerados por 174 usuários analistas, oriundos de 141 organizações, em 17 países, os quais realizaram 10.809 interações. Coleta de dados referentes às buscas feitas pelos usuários.</text:p>
          </table:table-cell>
          <table:table-cell/>
        </table:table-row>
        <table:table-row table:style-name="ro10">
          <table:table-cell table:style-name="ce1" office:value-type="string" calcext:value-type="string">
            <text:p>Quais as estratégias de curadoria</text:p>
          </table:table-cell>
          <table:table-cell table:style-name="ce12" office:value-type="string" calcext:value-type="string">
            <text:p>As estratégias de curadoria analisadas dizem respeito a quatro abordagens: <text:span text:style-name="T4">information management,</text:span></text:p>
            <text:p><text:span text:style-name="T5">preservation, information enhancement, and</text:span></text:p>
            <text:p><text:span text:style-name="T5">Sharing.</text:span></text:p>
          </table:table-cell>
          <table:table-cell table:style-name="ce12"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cell table:style-name="ce19" office:value-type="string" calcext:value-type="string">
            <text:p>O LabTrove é um sistema ELN e como tal permite que os pesquisadores gerem metadados automaticamente, relativos aos dados, à medida em que estes são criados (“curation at source”). O LabTrove especificamente é um desses sistemas voltado para uma proposta de servir a um propósito genérico, podendo ser customizado pelo usuário. É um sistema blog-based, centrado no pesquisador, e dotado de flexibilidade pois permite a criação de templates a serem replicados em projetos futuros. Automatiza a geração de metadados (autor, URI, timestamp,etc) bem como permite a entrada de metadados manual, pelo pesquisador.</text:p>
          </table:table-cell>
          <table:table-cell table:style-name="ce27" office:value-type="string" calcext:value-type="string">
            <text:p><text:span text:style-name="T15">O sistema AGP pretende ser uma plataforma unificada de artefatos da sua área (digital forensics), de modo a mapear o entendimento desta, de modo integrado (profissional e educacional). A implementação de tal mapeamento digital se dá pela indicação, no sistema, do tipo do artefato inserido, bem como outras características que o identifiquem, como localização. É implementado com base em trabalho anterior que descreve as bases para um repositório virtual de dados (CuFA). A plataforma tem a característica de permitir a análise dos dados, para a curadoria. AGP é uma iniciativa do tipo crowd-sourcing, onde os profissionais conduzem pesquisas e compartilham resultados relacionados a artefatos digitais. Por se tratar de um sistema online, potencializa a atuação da comunidade de usuários, que podem fazer o upload de suas descobertas e visualizar aquela dos demais.</text:span></text:p>
          </table:table-cell>
          <table:table-cell/>
        </table:table-row>
        <table:table-row table:style-name="ro11">
          <table:table-cell table:style-name="ce1" office:value-type="string" calcext:value-type="string">
            <text:p>Quais conclusões os pesquisadores chegaram?</text:p>
          </table:table-cell>
          <table:table-cell table:style-name="ce13" office:value-type="string" calcext:value-type="string">
            <text:p>As autoras puderam deduzir os fatores e questões importantes para a construção e avaliação de ferramentas Web de descoberta da informação. </text:p>
          </table:table-cell>
          <table:table-cell table:style-name="ce12"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cell table:style-name="ce19" office:value-type="string" calcext:value-type="string">
            <text:p>Os autores concluem que a visão majoritária dos usuários de sistemas se dá com a adoção de curadoria apenas ao fim dos projetos, e reconhece que tal processo é custoso para os mesmos. Ao mesmo tempo entendem que o usuário criador dos dados é quem tem o maior potencial para agregar conhecimento a tais dados. Sendo assim, o desenvolvimento de ferramentas amigáveis para curadoria beneficiará não apenas a comunidade, mas o próprio pesquisador, dado que terá à sua mão os metadados que permitam lidar de forma mais completa com os dados, à medida em que são criados, durante o processo de pesquisa. Para isso, a interface do sistema deve permitir a interação com os metadados, ao longo do processo, e não apenas ao final. Determinados aspectos da criação de metadados não podem ser automatizados, e se torna necessário o uso de comandos e dicas na interface, para encorajar os usuários a realizar tal processo. Funcionalidades que permitem ao usuário uma descrição livre do dado, contudo, devem ser usados com parcimônia, a fim de que não interfira negativamente na recepção da informação, pelos demais usuários. A instrução recebida pelo usuário gerador, nesse caso, pelo sistema, é fundamental para guiá-lo. A separação de dados de caráter pessoal e social é importante para fins da organização da informação.</text:p>
          </table:table-cell>
          <table:table-cell table:style-name="ce28" office:value-type="string" calcext:value-type="string">
            <text:p>Os autores concluem que alguns profissionais da área Forense Digital podem ficar hesitantes no compartilhamento de artefatos, o que pode se dar por falta de tempo para o compartilhamento, ou por restrições do empregador. Praticantes, pesquisadores e educadores da área querem acesso à plataforma, ou seja, existe alta demanda, porém as abordagens atuais de compartilhamento prejudicam esse quadro. A curadoria digital de artefatos na área se beneficia quando feita no âmbito acadêmico. Estudantes se beneficiam da mineração de dados de tal área, adiquirindo conhecimentos práticos, e tendem a realizar a curadoria relativa aos sistemas e aplicações que usam.</text:p>
          </table:table-cell>
          <table:table-cell/>
        </table:table-row>
        <table:table-row table:style-name="ro12">
          <table:table-cell table:style-name="ce1" office:value-type="string" calcext:value-type="string">
            <text:p>Palavras-cahve</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 productivity, semantic web, content management, web services</text:p>
          </table:table-cell>
          <table:table-cell table:style-name="ce19" office:value-type="string" calcext:value-type="string">
            <text:p>data curation, digital curation, curation at source, Eletronic Laboratory Notebook</text:p>
          </table:table-cell>
          <table:table-cell office:value-type="string" calcext:value-type="string">
            <text:p>data curation, digital forensics, crowd-sourcing, <text:span text:style-name="T16">Forensics</text:span></text:p>
            <text:p><text:span text:style-name="T16">Artifacts</text:span></text:p>
            <text:p><text:span text:style-name="T16">Applications</text:span></text:p>
            <text:p><text:span text:style-name="T16">Education</text:span></text:p>
          </table:table-cell>
          <table:table-cell/>
        </table:table-row>
        <table:table-row table:style-name="ro3">
          <table:table-cell table:style-name="ce1"/>
          <table:table-cell table:style-name="ce13" table:number-columns-repeated="2"/>
          <table:table-cell table:number-columns-repeated="3"/>
        </table:table-row>
        <table:table-row table:style-name="ro3">
          <table:table-cell table:style-name="ce1" office:value-type="string" calcext:value-type="string">
            <text:p>Score</text:p>
          </table:table-cell>
          <table:table-cell table:style-name="ce15"/>
          <table:table-cell table:style-name="ce19"/>
          <table:table-cell table:number-columns-repeated="3"/>
        </table:table-row>
        <table:table-row table:style-name="ro3" table:number-rows-repeated="19">
          <table:table-cell table:number-columns-repeated="6"/>
        </table:table-row>
        <table:table-row table:style-name="ro3">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OT863180fb+fb" svg:font-family="AdvOT863180fb+fb"/>
    <style:font-face style:name="AdvP4C4E74" svg:font-family="AdvP4C4E74"/>
    <style:font-face style:name="NimbusRomNo9L-Regu" svg:font-family="NimbusRomNo9L-Regu"/>
    <style:font-face style:name="NimbusRomNo9L-ReguItal" svg:font-family="NimbusRomNo9L-ReguItal"/>
    <style:font-face style:name="TimesNewRoman" svg:font-family="TimesNewRoman"/>
    <style:font-face style:name="TimesNewRomanPSMT" svg:font-family="TimesNewRomanPSMT"/>
    <style:font-face style:name="F" svg:font-family="" style:font-family-generic="roman"/>
    <style:font-face style:name="AdvOT863180fb" svg:font-family="AdvOT863180fb" style:font-family-generic="roman"/>
    <style:font-face style:name="AdvOTb92eb7df.I" svg:font-family="AdvOTb92eb7df.I" style:font-family-generic="roman"/>
    <style:font-face style:name="AdvTT5843c571" svg:font-family="AdvTT5843c571"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30">00/00/0000</text:date>, <text:time style:data-style-name="N2" text:time-value="09:25:24.1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6-30T10:53:58.137000000</dc:date>
    <meta:editing-duration>PT5H11M54S</meta:editing-duration>
    <meta:editing-cycles>33</meta:editing-cycles>
    <meta:document-statistic meta:table-count="1" meta:cell-count="68" meta:object-count="0"/>
  </office:meta>
</office:document-meta>
</file>